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font-size="14pt" officeooo:rsid="00012080" officeooo:paragraph-rsid="00012080" style:font-size-asian="12.25pt" style:font-size-complex="14pt"/>
    </style:style>
    <style:style style:name="P3" style:family="paragraph" style:parent-style-name="Standard">
      <style:paragraph-properties fo:line-height="150%" fo:text-align="center" style:justify-single-word="false"/>
      <style:text-properties fo:color="#dc0000" loext:opacity="100%" fo:font-size="16pt" officeooo:rsid="00012080" officeooo:paragraph-rsid="00012080" style:font-size-asian="14pt" style:font-size-complex="16pt"/>
    </style:style>
    <style:style style:name="P4" style:family="paragraph" style:parent-style-name="Standard">
      <style:paragraph-properties fo:line-height="150%" fo:text-align="start" style:justify-single-word="false"/>
      <style:text-properties fo:color="#dc0000" loext:opacity="100%" fo:font-size="16pt" officeooo:rsid="00012080" officeooo:paragraph-rsid="00012080" style:font-size-asian="14pt" style:font-size-complex="16pt"/>
    </style:style>
    <style:style style:name="P5" style:family="paragraph" style:parent-style-name="Standard">
      <style:paragraph-properties fo:line-height="150%" fo:text-align="start" style:justify-single-word="false"/>
      <style:text-properties fo:color="#000000" loext:opacity="100%" fo:font-size="14pt" style:text-underline-style="solid" style:text-underline-width="auto" style:text-underline-color="font-color" officeooo:rsid="00012080" officeooo:paragraph-rsid="00012080" style:font-size-asian="12.25pt" style:font-size-complex="14pt"/>
    </style:style>
    <style:style style:name="P6" style:family="paragraph" style:parent-style-name="Standard">
      <style:paragraph-properties fo:line-height="150%" fo:text-align="start" style:justify-single-word="false"/>
      <style:text-properties fo:color="#000000" loext:opacity="100%" fo:font-size="14pt" style:text-underline-style="solid" style:text-underline-width="auto" style:text-underline-color="font-color" officeooo:rsid="0002fa85" officeooo:paragraph-rsid="0002fa85" style:font-size-asian="12.25pt" style:font-size-complex="14pt"/>
    </style:style>
    <style:style style:name="P7" style:family="paragraph" style:parent-style-name="Standard">
      <style:paragraph-properties fo:line-height="150%" fo:text-align="start" style:justify-single-word="false"/>
      <style:text-properties fo:color="#000000" loext:opacity="100%" fo:font-size="14pt" style:text-underline-style="solid" style:text-underline-width="auto" style:text-underline-color="font-color" officeooo:rsid="0003ce5b" officeooo:paragraph-rsid="0003ce5b" style:font-size-asian="12.25pt" style:font-size-complex="14pt"/>
    </style:style>
    <style:style style:name="P8" style:family="paragraph" style:parent-style-name="Standard">
      <style:paragraph-properties fo:line-height="150%" fo:text-align="start" style:justify-single-word="false"/>
      <style:text-properties fo:color="#000000" loext:opacity="100%" fo:font-size="14pt" style:text-underline-style="solid" style:text-underline-width="auto" style:text-underline-color="font-color" officeooo:rsid="0003f97c" officeooo:paragraph-rsid="0003f97c" style:font-size-asian="12.25pt" style:font-size-complex="14pt"/>
    </style:style>
    <style:style style:name="P9" style:family="paragraph" style:parent-style-name="Standard">
      <style:paragraph-properties fo:line-height="150%" fo:text-align="start" style:justify-single-word="false"/>
      <style:text-properties fo:color="#000000" loext:opacity="100%" fo:font-size="14pt" style:text-underline-style="solid" style:text-underline-width="auto" style:text-underline-color="font-color" officeooo:rsid="00055a24" officeooo:paragraph-rsid="00055a24" style:font-size-asian="12.25pt" style:font-size-complex="14pt"/>
    </style:style>
    <style:style style:name="P10" style:family="paragraph" style:parent-style-name="Standard">
      <style:paragraph-properties fo:line-height="150%" fo:text-align="start" style:justify-single-word="false"/>
      <style:text-properties fo:color="#000000" loext:opacity="100%" fo:font-size="14pt" style:text-underline-style="solid" style:text-underline-width="auto" style:text-underline-color="font-color" officeooo:rsid="0008c844" officeooo:paragraph-rsid="000a32f3" style:font-size-asian="12.25pt" style:font-size-complex="14pt"/>
    </style:style>
    <style:style style:name="P11" style:family="paragraph" style:parent-style-name="Standard">
      <style:paragraph-properties fo:line-height="150%" fo:text-align="start" style:justify-single-word="false"/>
      <style:text-properties fo:color="#000000" loext:opacity="100%" fo:font-size="14pt" style:text-underline-style="solid" style:text-underline-width="auto" style:text-underline-color="font-color" officeooo:rsid="000a32f3" officeooo:paragraph-rsid="000c5b65" style:font-size-asian="12.25pt" style:font-size-complex="14pt"/>
    </style:style>
    <style:style style:name="P12" style:family="paragraph" style:parent-style-name="Standard">
      <style:paragraph-properties fo:line-height="150%" fo:text-align="start" style:justify-single-word="false"/>
      <style:text-properties fo:color="#000000" loext:opacity="100%" fo:font-size="14pt" style:text-underline-style="solid" style:text-underline-width="auto" style:text-underline-color="font-color" officeooo:rsid="000a68f6" officeooo:paragraph-rsid="000a68f6" style:font-size-asian="12.25pt" style:font-size-complex="14pt"/>
    </style:style>
    <style:style style:name="P13" style:family="paragraph" style:parent-style-name="Standard">
      <style:paragraph-properties fo:line-height="150%" fo:text-align="start" style:justify-single-word="false"/>
      <style:text-properties fo:color="#000000" loext:opacity="100%" fo:font-size="14pt" style:text-underline-style="solid" style:text-underline-width="auto" style:text-underline-color="font-color" officeooo:rsid="000c5b65" officeooo:paragraph-rsid="000c5b65" style:font-size-asian="12.25pt" style:font-size-complex="14pt"/>
    </style:style>
    <style:style style:name="P14" style:family="paragraph" style:parent-style-name="Standard">
      <style:paragraph-properties fo:line-height="150%" fo:text-align="start" style:justify-single-word="false"/>
      <style:text-properties fo:color="#00dc00" loext:opacity="100%" fo:font-size="14pt" style:text-underline-style="solid" style:text-underline-width="auto" style:text-underline-color="font-color" officeooo:rsid="00012080" officeooo:paragraph-rsid="00012080" style:font-size-asian="12.25pt" style:font-size-complex="14pt"/>
    </style:style>
    <style:style style:name="P15" style:family="paragraph" style:parent-style-name="Standard">
      <style:paragraph-properties fo:line-height="150%" fo:text-align="start" style:justify-single-word="false"/>
      <style:text-properties fo:color="#00dc00" loext:opacity="100%" fo:font-size="14pt" style:text-underline-style="solid" style:text-underline-width="auto" style:text-underline-color="font-color" officeooo:rsid="0003f97c" officeooo:paragraph-rsid="0003f97c" style:font-size-asian="12.25pt" style:font-size-complex="14pt"/>
    </style:style>
    <style:style style:name="P16" style:family="paragraph" style:parent-style-name="Standard">
      <style:paragraph-properties fo:line-height="150%" fo:text-align="start" style:justify-single-word="false"/>
      <style:text-properties fo:color="#00dc00" loext:opacity="100%" fo:font-size="14pt" style:text-underline-style="solid" style:text-underline-width="auto" style:text-underline-color="font-color" officeooo:rsid="0008c844" officeooo:paragraph-rsid="0008c844" style:font-size-asian="12.25pt" style:font-size-complex="14pt"/>
    </style:style>
    <style:style style:name="T1" style:family="text">
      <style:text-properties style:text-underline-style="none"/>
    </style:style>
    <style:style style:name="T2" style:family="text">
      <style:text-properties style:text-underline-style="none" officeooo:rsid="0003ce5b"/>
    </style:style>
    <style:style style:name="T3" style:family="text">
      <style:text-properties style:text-underline-style="none" officeooo:rsid="0007069b"/>
    </style:style>
    <style:style style:name="T4" style:family="text">
      <style:text-properties style:text-underline-style="none" officeooo:rsid="00083f6b"/>
    </style:style>
    <style:style style:name="T5" style:family="text">
      <style:text-properties style:text-underline-style="none" officeooo:rsid="0008c844"/>
    </style:style>
    <style:style style:name="T6" style:family="text">
      <style:text-properties style:text-underline-style="none" officeooo:rsid="000c5b65"/>
    </style:style>
    <style:style style:name="T7" style:family="text">
      <style:text-properties style:text-underline-style="none" officeooo:rsid="000e8f8c"/>
    </style:style>
    <style:style style:name="T8" style:family="text">
      <style:text-properties style:text-position="sub 58%" style:text-underline-style="none"/>
    </style:style>
    <style:style style:name="T9" style:family="text">
      <style:text-properties style:text-position="0% 100%" style:text-underline-style="none"/>
    </style:style>
    <style:style style:name="T10" style:family="text">
      <style:text-properties style:text-position="0% 100%" style:text-underline-style="none" officeooo:rsid="0002fa85"/>
    </style:style>
    <style:style style:name="T11" style:family="text">
      <style:text-properties style:text-position="0% 100%" style:text-underline-style="none" officeooo:rsid="0003f97c"/>
    </style:style>
    <style:style style:name="T12" style:family="text">
      <style:text-properties style:text-position="0% 100%" style:text-underline-style="none" officeooo:rsid="000d3f44"/>
    </style:style>
    <style:style style:name="T13" style:family="text">
      <style:text-properties style:font-name="Liberation Serif1" style:text-underline-style="none"/>
    </style:style>
    <style:style style:name="T14" style:family="text">
      <style:text-properties style:font-name="Liberation Serif1" style:text-underline-style="none" officeooo:rsid="000a32f3"/>
    </style:style>
    <style:style style:name="T15" style:family="text">
      <style:text-properties style:font-name="Liberation Serif1" style:text-underline-style="none" officeooo:rsid="000a68f6"/>
    </style:style>
    <style:style style:name="T16" style:family="text">
      <style:text-properties style:font-name="Liberation Serif1" style:text-underline-style="none" officeooo:rsid="000c5b65"/>
    </style:style>
    <style:style style:name="T17" style:family="text">
      <style:text-properties style:font-name="Liberation Serif1" style:text-underline-style="none" officeooo:rsid="000c7f9b"/>
    </style:style>
    <style:style style:name="T18" style:family="text">
      <style:text-properties style:font-name="Liberation Serif1" style:text-underline-style="none" officeooo:rsid="000e8f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S d’anglais n°1</text:p>
      <text:p text:style-name="P3"/>
      <text:p text:style-name="P15">Question 1<text:span text:style-name="T1"> :</text:span></text:p>
      <text:p text:style-name="P8"><text:span text:style-name="T1"/></text:p>
      <text:p text:style-name="P9"><text:span text:style-name="T1">The Amazon </text:span><text:span text:style-name="T3">r</text:span><text:span text:style-name="T1">ainforest </text:span><text:span text:style-name="T3">is one of the last area </text:span><text:span text:style-name="T7">left</text:span><text:span text:style-name="T3"> mostly untouched by man</text:span><text:span text:style-name="T4">. Climate change and the deterioration of this forest are threatening the lives of many indigenous communities. Moreover the Brazilian President should discuss policies to reduce logging, therefore holding this conference in this forest is a symbolically striking decision. However those issues were underminded by colonialism and corporate greed to exploit local ressources so we </text:span><text:span text:style-name="T5">must</text:span><text:span text:style-name="T4"> listen to indigenous to not repeat errors of the past. [</text:span><text:span text:style-name="T5">79</text:span><text:span text:style-name="T4"> words]</text:span></text:p>
      <text:p text:style-name="P9"><text:span text:style-name="T4"/></text:p>
      <text:p text:style-name="P16">Qestion 2<text:span text:style-name="T1"> :</text:span></text:p>
      <text:p text:style-name="P16"><text:span text:style-name="T1"/></text:p>
      <text:p text:style-name="P10"><text:span text:style-name="T1">The frog paradox states that a frog will let itself boil alive if the water temperature rises slowly enough. Even though this is mostly a thought experiment, to me this explains well why governments and corporations, not even mentioning lobbies, mostly do</text:span><text:span text:style-name="T6">n’</text:span><text:span text:style-name="T1">t take meaningful climate actions. </text:span></text:p>
      <text:p text:style-name="P10"><text:span text:style-name="T1"/></text:p>
      <text:p text:style-name="P12"><text:span text:style-name="T14">G</text:span><text:span text:style-name="T13">lobal warming </text:span><text:span text:style-name="T16">is such a huge phenomena that it will take years of efforts to mitigate it. However we are talking about a tenth to a hundredth of a degree celcius per year so it is a really slow process on a human time scale. Since it feels slow those groups think that it’s something that they can address "later" and prioritize short term issues such as profit.</text:span></text:p>
      <text:p text:style-name="P12"><text:span text:style-name="T16"/></text:p>
      <text:p text:style-name="P11"><text:soft-page-break/><text:span text:style-name="T13">Efficient climate actions from the p</text:span><text:span text:style-name="T15">opulation</text:span><text:span text:style-name="T13"> </text:span><text:span text:style-name="T15">itself</text:span><text:span text:style-name="T13"> would require </text:span><text:span text:style-name="T15">everyone to spontaneously collaborate and make an long term effort but i think that this unity i</text:span><text:span text:style-name="T17">s</text:span><text:span text:style-name="T15"> impossible in a world where people ca</text:span><text:span text:style-name="T16">n’</text:span><text:span text:style-name="T15">t even agree on the name of a chocolate pastry. </text:span></text:p>
      <text:p text:style-name="P11"><text:span text:style-name="T13">We need those </text:span><text:span text:style-name="T15">ruling the world to address the climate crisis as one of the biggest threat humanity has ever faced to </text:span><text:span text:style-name="T18">be able to</text:span><text:span text:style-name="T15"> take meaningful actions.</text:span><text:span text:style-name="T13"> </text:span></text:p>
      <text:p text:style-name="P13"><text:span text:style-name="T13">[18</text:span><text:span text:style-name="T18">6</text:span><text:span text:style-name="T13"> words]</text:span></text:p>
      <text:p text:style-name="P4"/>
      <text:p text:style-name="P14">Thème<text:span text:style-name="T1"> :</text:span></text:p>
      <text:p text:style-name="P14"><text:span text:style-name="T1"/></text:p>
      <text:p text:style-name="P6"><text:span text:style-name="T1">1. Attacks against environment defenders are multiplying in the world : in France, Spain, Canada or Australia eco-activists are more and more criminalized.</text:span></text:p>
      <text:p text:style-name="P6"><text:span text:style-name="T1"/></text:p>
      <text:p text:style-name="P6"><text:span text:style-name="T1">2. This observation </text:span><text:span text:style-name="T2">also matters at the scale of countries : poor countires, even though they are less polluting, are getting impacted more than occidental countries.</text:span></text:p>
      <text:p text:style-name="P14"><text:span text:style-name="T1"/></text:p>
      <text:p text:style-name="P5"><text:span text:style-name="T1">3. In 2021 France had a carbon footprint of 639.31 billion tons of CO</text:span><text:span text:style-name="T8">2</text:span><text:span text:style-name="T9"> equivalent, even though 443.47 billon were emitted on </text:span><text:span text:style-name="T12">its</text:span><text:span text:style-name="T9"> territory, mostly due to importation from China or India.</text:span></text:p>
      <text:p text:style-name="P5"><text:span text:style-name="T9"/></text:p>
      <text:p text:style-name="P7"><text:span text:style-name="T9">4. Climate ministers from the United Kingdom, Canada, France, Germany and Australia have signed an </text:span><text:span text:style-name="T12">bill</text:span><text:span text:style-name="T9"> to close </text:span><text:span text:style-name="T12">thier</text:span><text:span text:style-name="T9"> coal powerplants before 2035 ; however China, India and the United States don’t show up on it.</text:span></text:p>
      <text:p text:style-name="P7"><text:span text:style-name="T9"/></text:p>
      <text:p text:style-name="P7"><text:soft-page-break/><text:span text:style-name="T9">5. In South Africa, GroundWork and Vukani are taking legal action against the state for violating the right to breathe </text:span><text:span text:style-name="T11">fresh air, while in Australia courts are bringing up the Paris accord to reject mining projects.</text:span></text:p>
      <text:p text:style-name="P5"><text:span text:style-name="T9"/></text:p>
      <text:p text:style-name="P5"><text:span text:style-name="T9">6. During the COP29 in Bakou disagreements beween industrialised countries and countries in developpment</text:span><text:span text:style-name="T10">, mostly between China, India and the United States, slowed down the adoption of ambitious measures.</text:span></text:p>
      <text:p text:style-name="P5"><text:span text:style-name="T10"/></text:p>
      <text:p text:style-name="P6"><text:span text:style-name="T9">7. According to the OCDE report from 2024 Chile, very exposed to climate change effects, has already put in place a detailed mapping of climate risks but stays held back by a lack of finnancial ressources and administrative capacities.</text:span></text:p>
      <text:p text:style-name="P6"><text:span text:style-name="T9"/></text:p>
      <text:p text:style-name="P6"><text:span text:style-name="T9">8. New-Zealand has also acknowledged the climate urgence like Ireland, Spain, Canada, France and the European Un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officeooo:rsid="00012080" officeooo:paragraph-rsid="00012080" style:font-size-asian="12.25pt" style:font-size-complex="14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CHRECK</text:p>
        <text:p text:style-name="MP1">Corentin</text:p>
        <text:p text:style-name="MP1">PSI*</text:p>
      </style:header>
      <style:footer>
        <text:p text:style-name="MP2"><text:page-number text:select-page="current">1</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13T08:03:31.534000000</meta:creation-date>
    <dc:date>2025-09-13T09:57:54.445000000</dc:date>
    <meta:editing-duration>PT38M35S</meta:editing-duration>
    <meta:editing-cycles>7</meta:editing-cycles>
    <meta:generator>LibreOffice/7.1.0.3$Windows_X86_64 LibreOffice_project/f6099ecf3d29644b5008cc8f48f42f4a40986e4c</meta:generator>
    <meta:document-statistic meta:table-count="0" meta:image-count="0" meta:object-count="0" meta:page-count="3" meta:paragraph-count="22" meta:word-count="520" meta:character-count="3154" meta:non-whitespace-character-count="2653"/>
  </office:meta>
</office:document-meta>
</file>